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atliches" svg:font-family="Staatliches, cursive"/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Times New Roman" fo:font-size="16.5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</style:style>
    <style:style style:name="P3" style:family="paragraph" style:parent-style-name="Title">
      <style:paragraph-properties fo:break-before="pag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Times New Roman" fo:font-size="16.5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officeooo:rsid="000e9d26"/>
    </style:style>
    <style:style style:name="T2" style:family="text">
      <style:text-properties fo:font-variant="normal" fo:text-transform="none" fo:color="#333333" loext:opacity="100%" style:font-name="Times New Roman" fo:font-size="16.5pt" fo:letter-spacing="normal" fo:font-style="normal" fo:font-weight="normal"/>
    </style:style>
    <style:style style:name="T3" style:family="text">
      <style:text-properties fo:font-variant="normal" fo:text-transform="none" fo:color="#333333" loext:opacity="100%" style:font-name="Times New Roman" fo:font-size="16.5pt" fo:letter-spacing="normal" fo:font-style="normal" fo:font-weight="normal" officeooo:rsid="000e9d26"/>
    </style:style>
    <style:style style:name="T4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ovação no treino de goleiros e jogadores profissionais</text:p>
      <text:p text:style-name="Text_20_body"/>
      <text:p text:style-name="P1">Inovação para o Brasil, mais uma tática antiga do<text:span text:style-name="T4">s grandes times europeus</text:span>, quem imaginaria de que um joão bobo, se tornaria peça fundamenta em treinamento de goleiro</text:p>
      <text:p text:style-name="P1">O boneco de treinamento podem ser facilmente posicionados no campo a copiar, jogadas táticas, ideal para o treino de cobrança de falta, e não precisa ocupar outros joga does</text:p>
      <text:p text:style-name="P1"><text:span text:style-name="T1">S</text:span>ua produção era exclusivamente do exterior, sendo necessário a importação do artigo, a demora e ate o extravio dos acessórios é frequentemente um problema</text:p>
      <text:p text:style-name="P1">Mas isso foi resolvido pela empresa Zapp Infláveis que agora é uma grande produtora desse item facilitador de treino</text:p>
      <text:p text:style-name="P2"><text:span text:style-name="T3">O</text:span><text:span text:style-name="T2"> boneco é P</text:span><text:span text:style-name="T3">VC</text:span><text:span text:style-name="T2"> pneumático com espessura de 0,58 mm, medindo puco mais de 1,85mt de altura, com peso estimado de 2kgs.</text:span></text:p>
      <text:p text:style-name="P1">Também conta com válvula com película que aumenta segurança na retenção do ar</text:p>
      <text:p text:style-name="P1"><text:span text:style-name="T1">Possuí</text:span> uma base preenchida com água dando maior sustentação</text:p>
      <text:p text:style-name="P1">Você pode ter ele totalmente branco, mais também se preferir pode personalizar com a estampa, a ti<text:span text:style-name="T1">n</text:span>tura usada é específica para aguentar o sol e chuva, dando maior durabilidade as cores</text:p>
      <text:p text:style-name="P1"/>
      <text:p text:style-name="P1"/>
      <text:p text:style-name="P3">Boneco de Treino para goleiro profissional</text:p>
      <text:p text:style-name="P2"><text:span text:style-name="T2">Os bonecos utilizados em treinamentos profissional de cruzamentos agora tem uma opção nacional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atliches" svg:font-family="Staatliches, cursive"/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5T16:28:50.101000000</meta:creation-date>
    <dc:date>2021-01-05T16:37:39.801000000</dc:date>
    <meta:editing-duration>PT7M16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11" meta:word-count="201" meta:character-count="1239" meta:non-whitespace-character-count="1049"/>
  </office:meta>
</office:document-meta>
</file>